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tyle:font-face style:name="open sansregular" svg:font-family="'open sansregular', 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9.69mm"/>
    </style:style>
    <style:style style:name="co2" style:family="table-column">
      <style:table-column-properties fo:break-before="auto" style:column-width="43.39mm"/>
    </style:style>
    <style:style style:name="co3" style:family="table-column">
      <style:table-column-properties fo:break-before="auto" style:column-width="22.49mm"/>
    </style:style>
    <style:style style:name="co4" style:family="table-column">
      <style:table-column-properties fo:break-before="auto" style:column-width="34.66mm"/>
    </style:style>
    <style:style style:name="co5" style:family="table-column">
      <style:table-column-properties fo:break-before="auto" style:column-width="50.54mm"/>
    </style:style>
    <style:style style:name="co6" style:family="table-column">
      <style:table-column-properties fo:break-before="auto" style:column-width="124.88mm"/>
    </style:style>
    <style:style style:name="co7" style:family="table-column">
      <style:table-column-properties fo:break-before="auto" style:column-width="107.42mm"/>
    </style:style>
    <style:style style:name="co8" style:family="table-column">
      <style:table-column-properties fo:break-before="auto" style:column-width="75.14mm"/>
    </style:style>
    <style:style style:name="co9" style:family="table-column">
      <style:table-column-properties fo:break-before="auto" style:column-width="52.39mm"/>
    </style:style>
    <style:style style:name="co10" style:family="table-column">
      <style:table-column-properties fo:break-before="auto" style:column-width="62.97mm"/>
    </style:style>
    <style:style style:name="co11" style:family="table-column">
      <style:table-column-properties fo:break-before="auto" style:column-width="50.8mm"/>
    </style:style>
    <style:style style:name="co12" style:family="table-column">
      <style:table-column-properties fo:break-before="auto" style:column-width="21.43mm"/>
    </style:style>
    <style:style style:name="ro1" style:family="table-row">
      <style:table-row-properties style:row-height="4.87mm" fo:break-before="auto" style:use-optimal-row-height="true"/>
    </style:style>
    <style:style style:name="ro2" style:family="table-row">
      <style:table-row-properties style:row-height="9.68mm" fo:break-before="auto" style:use-optimal-row-height="false"/>
    </style:style>
    <style:style style:name="ro3" style:family="table-row">
      <style:table-row-properties style:row-height="20mm" fo:break-before="auto" style:use-optimal-row-height="false"/>
    </style:style>
    <style:style style:name="ta1" style:family="table" style:master-page-name="PageStyle_5f_TOP31">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ackground-color="#adb9ca"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adb9c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6" style:family="table-cell" style:parent-style-name="Default">
      <style:table-cell-properties style:rotation-align="none"/>
    </style:style>
    <style:style style:name="ce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1" style:family="table-cell" style:parent-style-name="Default" style:data-style-name="N4">
      <style:table-cell-properties fo:background-color="#adb9c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 style:family="table-cell" style:parent-style-name="Default" style:data-style-name="N4">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 style:family="table-cell" style:parent-style-name="Default" style:data-style-name="N4">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 style:family="table-cell" style:parent-style-name="Default" style:data-style-name="N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 style:family="table-cell" style:parent-style-name="Default" style:data-style-name="N4">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25" style:family="table-cell" style:parent-style-name="Default">
      <style:table-cell-properties fo:background-color="#ffffff" style:diagonal-bl-tr="none" style:diagonal-tl-br="none" fo:border="0.74pt solid #000000" style:rotation-align="none"/>
    </style:style>
    <style:style style:name="ce26" style:family="table-cell" style:parent-style-name="Default">
      <style:table-cell-properties style:diagonal-bl-tr="none" style:diagonal-tl-br="none" fo:border="0.74pt solid #000000" style:rotation-align="none"/>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style:diagonal-bl-tr="none" style:diagonal-tl-br="none" fo:border="0.06pt solid #000000" style:rotation-align="none"/>
    </style:style>
    <style:style style:name="ce30" style:family="table-cell" style:parent-style-name="Default">
      <style:table-cell-properties fo:background-color="#bfbfb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fo:color="#172938" style:text-outline="false" style:text-line-through-style="none" style:text-line-through-type="none" style:font-name="Arial1" fo:font-size="9.5pt" fo:font-style="normal" fo:text-shadow="none" style:text-underline-style="none" fo:font-weight="normal" style:font-size-asian="9.5pt" style:font-style-asian="normal" style:font-weight-asian="normal" style:font-size-complex="9.5pt" style:font-style-complex="normal" style:font-weight-complex="normal"/>
    </style:style>
    <style:style style:name="ce3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ffffff" style:diagonal-bl-tr="none" style:diagonal-tl-br="none" fo:border="0.06pt solid #000000" style:rotation-align="none"/>
    </style:style>
    <style:style style:name="ce39" style:family="table-cell" style:parent-style-name="Default">
      <style:table-cell-properties fo:background-color="#bfbfbf"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2" style:family="table-cell" style:parent-style-name="Default">
      <style:table-cell-properties fo:background-color="#00ff00"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fo:background-color="#ffffff" style:rotation-align="none"/>
    </style:style>
    <style:style style:name="T1" style:family="text">
      <style:text-properties style:font-style-complex="normal" style:font-name="Calibri" style:font-style-asian="normal" style:font-weight-complex="normal" style:font-weight-asian="normal" style:font-size-complex="11pt" style:font-size-asian="11pt" style:font-name-complex="Calibri" style:text-position="0% 100%" fo:color="#000000" style:text-outline="false" fo:font-style="normal" style:text-line-through-type="none" style:text-underline-style="none" style:text-underline-color="font-color" fo:font-weight="normal" fo:font-size="11pt" fo:text-shadow="none"/>
    </style:style>
    <style:style style:name="T2" style:family="text">
      <style:text-properties style:font-style-complex="normal" style:font-name="Calibri" style:font-style-asian="normal" style:font-weight-complex="normal" style:font-weight-asian="normal" style:font-size-complex="11pt" style:font-size-asian="11pt" style:font-name-complex="Calibri" style:text-position="0% 100%" style:text-outline="false" fo:font-style="normal" style:text-line-through-type="none" style:text-underline-style="none" style:text-underline-color="font-color" fo:font-weight="normal" fo:font-size="11pt" fo:text-shadow="none" fo:color="#ff0000"/>
    </style:style>
    <style:style style:name="T3" style:family="text">
      <style:text-properties style:font-style-complex="normal" fo:color="#000000" style:font-style-asian="normal" style:font-weight-complex="normal" style:font-weight-asian="normal" style:font-size-complex="11pt" style:font-size-asian="11pt" style:font-name-complex="Calibri" style:text-position="0% 100%" fo:text-shadow="none" style:text-outline="false" fo:font-style="normal" style:text-line-through-type="none" style:text-underline-style="none" style:text-underline-color="font-color" fo:font-weight="normal" fo:font-size="11pt" style:font-name="Calibri"/>
    </style:style>
    <style:style style:name="T4" style:family="text">
      <style:text-properties style:font-style-complex="normal" fo:color="#000000" style:font-style-asian="normal" style:font-weight-complex="normal" style:font-weight-asian="normal" style:font-size-complex="11pt" style:font-size-asian="11pt" style:font-name-complex="Calibri" style:text-position="0% 100%" fo:text-shadow="none" style:text-outline="false" fo:font-style="normal" style:text-underline-style="none" style:text-underline-color="font-color" fo:font-weight="normal" fo:font-size="11pt" style:font-name="Calibri" style:text-line-through-type="single"/>
    </style:style>
    <style:style style:name="T5"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6" style:family="text">
      <style:text-properties fo:color="#000000" style:font-name="Calibri" fo:font-size="12pt" fo:font-weight="normal" style:text-underline-style="none" style:text-underline-color="font-color" style:text-line-through-type="none" fo:font-style="normal" style:text-outline="false" fo:text-shadow="none" style:text-position="0% 100%" style:font-name-complex="Calibri" style:font-size-asian="12pt" style:font-size-complex="12pt" style:font-weight-asian="normal" style:font-weight-complex="normal" style:font-style-asian="normal" style:font-style-complex="normal"/>
    </style:style>
    <style:style style:name="T7" style:family="text">
      <style:text-properties style:font-style-complex="normal" style:font-name="Calibri" style:font-style-asian="normal" style:font-weight-complex="normal" style:font-weight-asian="normal" style:font-size-complex="12pt" style:font-size-asian="12pt" style:font-name-complex="Calibri" style:text-position="0% 100%" fo:color="#000000" style:text-outline="false" fo:font-style="normal" style:text-line-through-type="none" style:text-underline-style="none" style:text-underline-color="font-color" fo:font-weight="normal" fo:font-size="12pt" fo:text-shadow="none"/>
    </style:style>
    <style:style style:name="T8" style:family="text">
      <style:text-properties style:font-style-complex="normal" style:font-name="Calibri" style:font-style-asian="normal" style:font-weight-complex="normal" style:font-weight-asian="normal" style:font-size-complex="12pt" style:font-size-asian="12pt" style:font-name-complex="Calibri" style:text-position="0% 100%" style:text-outline="false" fo:font-style="normal" style:text-line-through-type="none" style:text-underline-style="none" style:text-underline-color="font-color" fo:font-weight="normal" fo:font-size="12pt" fo:text-shadow="none" fo:color="#ff0000"/>
    </style:style>
    <style:style style:name="T9" style:family="text">
      <style:text-properties style:font-name="Calibri" fo:font-size="12pt" fo:font-weight="normal" style:text-underline-style="none" style:text-underline-color="font-color" style:text-line-through-type="none" fo:font-style="normal" style:text-outline="false" fo:text-shadow="none" style:text-position="0% 100%" style:font-name-complex="Calibri" style:font-size-asian="12pt" style:font-size-complex="12pt" style:font-weight-asian="normal" style:font-weight-complex="normal" style:font-style-asian="normal" style:font-style-complex="normal"/>
    </style:style>
    <style:style style:name="T10" style:family="text">
      <style:text-properties fo:text-shadow="none" style:font-style-complex="normal" fo:font-size="9.5pt" fo:font-weight="normal" style:text-underline-style="none" style:text-underline-color="font-color" style:text-line-through-type="none" fo:font-style="normal" style:text-outline="false" fo:color="#000000" style:text-position="0% 100%" style:font-name-complex="open sansregular;Arial" style:font-size-asian="9.5pt" style:font-size-complex="9.5pt" style:font-weight-asian="normal" style:font-weight-complex="normal" style:font-style-asian="normal" style:font-name="open sansregular;Arial"/>
    </style:style>
    <style:style style:name="T11" style:family="text">
      <style:text-properties fo:text-shadow="none" style:font-style-complex="normal" fo:font-size="9.5pt" fo:font-weight="normal" style:text-underline-style="none" style:text-underline-color="font-color" style:text-line-through-type="none" fo:font-style="normal" style:text-outline="false" style:text-position="0% 100%" style:font-name-complex="open sansregular;Arial" style:font-size-asian="9.5pt" style:font-size-complex="9.5pt" style:font-weight-asian="normal" style:font-weight-complex="normal" style:font-style-asian="normal" style:font-name="open sansregular;Arial" fo:color="#800000"/>
    </style:style>
    <style:style style:name="T12" style:family="text">
      <style:text-properties fo:text-shadow="none" style:font-style-complex="normal" fo:font-size="9.5pt" fo:font-weight="normal" style:text-underline-style="none" style:text-underline-color="font-color" style:text-line-through-type="none" fo:font-style="normal" style:text-outline="false" style:text-position="0% 100%" style:font-name-complex="open sansregular;Arial" style:font-size-asian="9.5pt" style:font-size-complex="9.5pt" style:font-weight-asian="normal" style:font-weight-complex="normal" style:font-style-asian="normal" style:font-name="open sansregular;Arial" fo:color="#000000"/>
    </style:style>
    <style:style style:name="T13" style:family="text">
      <style:text-properties fo:color="#000000" style:font-name="open sansregular;Arial" fo:font-size="9.5pt" fo:font-weight="normal" style:text-underline-style="none" style:text-underline-color="font-color" style:text-line-through-type="none" fo:font-style="normal" style:text-outline="false" fo:text-shadow="none" style:text-position="0% 100%" style:font-name-complex="open sansregular;Arial" style:font-size-asian="9.5pt" style:font-size-complex="9.5pt" style:font-weight-asian="normal" style:font-weight-complex="normal" style:font-style-asian="normal" style:font-style-complex="normal"/>
    </style:style>
    <style:style style:name="T14" style:family="text">
      <style:text-properties fo:color="#000000" style:font-name="Calibri" fo:font-size="10pt" fo:font-weight="normal" style:text-underline-style="none" style:text-underline-color="font-color" style:text-line-through-type="none" fo:font-style="normal" style:text-outline="false" fo:text-shadow="none" style:text-position="0% 100%" style:font-name-complex="Calibri" style:font-size-asian="10pt" style:font-size-complex="10pt" style:font-weight-asian="normal" style:font-weight-complex="normal" style:font-style-asian="normal" style:font-style-complex="normal"/>
    </style:style>
    <style:style style:name="T15" style:family="text">
      <style:text-properties style:font-style-complex="normal" style:font-name="Calibri" style:font-style-asian="normal" style:font-weight-complex="normal" style:font-weight-asian="normal" style:font-size-complex="10pt" style:font-size-asian="10pt" style:font-name-complex="Calibri" style:text-position="0% 100%" fo:color="#000000" style:text-outline="false" fo:font-style="normal" style:text-line-through-type="none" style:text-underline-style="none" style:text-underline-color="font-color" fo:font-weight="normal" fo:font-size="10pt" fo:text-shadow="none"/>
    </style:style>
    <style:style style:name="T16" style:family="text">
      <style:text-properties style:font-style-complex="normal" style:font-name="Calibri" style:font-style-asian="normal" style:font-weight-complex="normal" style:font-weight-asian="normal" style:font-size-complex="10pt" style:font-size-asian="10pt" style:font-name-complex="Calibri" style:text-position="0% 100%" style:text-outline="false" fo:font-style="normal" style:text-line-through-type="none" style:text-underline-style="none" style:text-underline-color="font-color" fo:font-weight="normal" fo:font-size="10pt" fo:text-shadow="none" fo:color="#ff0000"/>
    </style:style>
    <style:style style:name="T17" style:family="text">
      <style:text-properties style:font-name="Calibri" fo:font-size="10pt" fo:font-weight="normal" style:text-underline-style="none" style:text-underline-color="font-color" style:text-line-through-type="none" fo:font-style="normal" style:text-outline="false" fo:text-shadow="none" style:text-position="0% 100%" style:font-name-complex="Calibri" style:font-size-asian="10pt" style:font-size-complex="10pt" style:font-weight-asian="normal" style:font-weight-complex="normal" style:font-style-asian="normal" style:font-style-complex="normal"/>
    </style:style>
    <style:style style:name="T18" style:family="text">
      <style:text-properties fo:color="#000000"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P31" table:style-name="ta1">
        <office:forms form:automatic-focus="false" form:apply-design-mode="false"/>
        <table:table-column table:style-name="co1" table:default-cell-style-name="ce10"/>
        <table:table-column table:style-name="co2" table:default-cell-style-name="ce6"/>
        <table:table-column table:style-name="co3" table:default-cell-style-name="ce10"/>
        <table:table-column table:style-name="co4" table:default-cell-style-name="ce10"/>
        <table:table-column table:style-name="co5" table:default-cell-style-name="ce10"/>
        <table:table-column table:style-name="co6" table:default-cell-style-name="ce24"/>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number-columns-repeated="1013" table:default-cell-style-name="ce6"/>
        <table:table-row table:style-name="ro1">
          <table:table-cell table:style-name="ce1" office:value-type="string" calcext:value-type="string" table:number-columns-spanned="7" table:number-rows-spanned="1">
            <text:p>Serviços selecionados dentre Censo e Top 10</text:p>
          </table:table-cell>
          <table:covered-table-cell table:number-columns-repeated="6" table:style-name="ce1"/>
          <table:table-cell table:number-columns-repeated="1017"/>
        </table:table-row>
        <table:table-row table:style-name="ro2">
          <table:table-cell table:style-name="ce2" office:value-type="string" calcext:value-type="string">
            <text:p>SERVIÇO</text:p>
          </table:table-cell>
          <table:table-cell table:style-name="ce11" office:value-type="string" calcext:value-type="string">
            <text:p>Responsável</text:p>
          </table:table-cell>
          <table:table-cell table:style-name="ce11" office:value-type="string" calcext:value-type="string">
            <text:p>Nº de Etapas</text:p>
          </table:table-cell>
          <table:table-cell table:style-name="ce11" office:value-type="string" calcext:value-type="string">
            <text:p>Quantas delas são digitais?</text:p>
          </table:table-cell>
          <table:table-cell table:style-name="ce11" office:value-type="string" calcext:value-type="string">
            <text:p>Quantas Analógicas podem ser digitalizadas?</text:p>
          </table:table-cell>
          <table:table-cell table:style-name="ce11" office:value-type="string" calcext:value-type="string">
            <text:p>Comentários</text:p>
          </table:table-cell>
          <table:table-cell table:style-name="ce11" office:value-type="string" calcext:value-type="string">
            <text:p>Observações</text:p>
          </table:table-cell>
          <table:table-cell table:style-name="ce30" office:value-type="string" calcext:value-type="string">
            <text:p>Observações Interoperabilidade</text:p>
          </table:table-cell>
          <table:table-cell table:style-name="ce30" office:value-type="string" calcext:value-type="string">
            <text:p>Volumetria Mensal</text:p>
          </table:table-cell>
          <table:table-cell table:style-name="ce39" office:value-type="string" calcext:value-type="string">
            <text:p>Redesenho do Processo</text:p>
          </table:table-cell>
          <table:table-cell table:style-name="ce30" office:value-type="string" calcext:value-type="string">
            <text:p>Web services</text:p>
          </table:table-cell>
          <table:table-cell table:number-columns-repeated="1013"/>
        </table:table-row>
        <table:table-row table:style-name="ro3">
          <table:table-cell table:style-name="ce3" office:value-type="string" calcext:value-type="string">
            <text:p>Concessão de Passe Livre (Digitalização já está em curso; Possibilidade de integração com CadÚnico e INSS; Possibilidade de integração futura com estados e municípios)</text:p>
          </table:table-cell>
          <table:table-cell table:style-name="ce12" office:value-type="string" calcext:value-type="string">
            <text:p>MT</text:p>
          </table:table-cell>
          <table:table-cell table:style-name="ce18" office:value-type="float" office:value="4" calcext:value-type="float">
            <text:p>4</text:p>
          </table:table-cell>
          <table:table-cell table:number-columns-repeated="2" table:style-name="ce18" office:value-type="float" office:value="2" calcext:value-type="float">
            <text:p>2</text:p>
          </table:table-cell>
          <table:table-cell table:style-name="ce22" office:value-type="string" calcext:value-type="string">
            <text:p>* O usuário tem que fazer o dowload do formulário para preenchê-lo e enviar junto com a documentação pelo correio. É perfeitamente possível transformar isso em um formulário eletrônico com upload de documentos ou cruzamento com bases de dados para batimento das informações. * A carteira é recebida, via correios, no endereço indicado. Poderia ser emitida de forma vitual, com opção de impressão.</text:p>
          </table:table-cell>
          <table:table-cell table:style-name="ce25"/>
          <table:table-cell table:style-name="ce31" office:value-type="string" calcext:value-type="string">
            <text:p>CPF/CNPJ (RF)</text:p>
            <text:p>Correios</text:p>
            <text:p>CFM(Conselho Federal de Medicina)</text:p>
            <text:p>CNIS(renda per capita/deficiência)</text:p>
            <text:p>MDH(deficiência)</text:p>
          </table:table-cell>
          <table:table-cell table:style-name="ce38" office:value-type="float" office:value="4000" calcext:value-type="float">
            <text:p>4000</text:p>
          </table:table-cell>
          <table:table-cell table:style-name="ce38" office:value-type="string" calcext:value-type="string">
            <text:p>Consultar SIRC (Óbitos)</text:p>
          </table:table-cell>
          <table:table-cell table:style-name="ce38"/>
          <table:table-cell table:style-name="ce43" table:number-columns-repeated="1012"/>
          <table:table-cell/>
        </table:table-row>
        <table:table-row table:style-name="ro3">
          <table:table-cell table:style-name="ce3" office:value-type="string" calcext:value-type="string">
            <text:p>Emissão de Carteira de Trabalho e Previdência Social (CTPS) - Eliminação da coleta de dados</text:p>
          </table:table-cell>
          <table:table-cell table:style-name="ce13" office:value-type="string" calcext:value-type="string">
            <text:p>MTE</text:p>
          </table:table-cell>
          <table:table-cell table:style-name="ce19" office:value-type="float" office:value="3" calcext:value-type="float">
            <text:p>3</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21" office:value-type="string" calcext:value-type="string">
            <text:p>* O usuário comparece à agência e o atendente pega os dados dele, inclui no sistema e o sistema gera a CTPS. Tudo o que falta para digitalizar é eliminar a necessidade do atendente, abrindo o acesso ao sistema pelo próprio usuário (as informações sendo confirmados por cruzamento com bases de dados oficiais).</text:p>
          </table:table-cell>
          <table:table-cell table:style-name="ce26"/>
          <table:table-cell table:style-name="ce32" office:value-type="string" calcext:value-type="string">
            <text:p><text:span text:style-name="T5">CPF (RF)</text:span></text:p>
            <text:p><text:span text:style-name="T5">RG (Estados)</text:span></text:p>
            <text:p><text:span text:style-name="T5">Extrato PIS/PASEP ou FGTS (CEF)</text:span></text:p>
            <text:p><text:span text:style-name="T5">Certidão de nascimento/casamento/averbação(SIRC)</text:span></text:p>
            <text:p><text:span text:style-name="T6">Certificado de reservista (MD)</text:span></text:p>
            <text:p><text:span text:style-name="T7">Carteira de registro profissional</text:span><text:span text:style-name="T8">?</text:span></text:p>
            <text:p><text:span text:style-name="T6">BO (Polícia Civil)</text:span></text:p>
            <text:p><text:span text:style-name="T6">Termo de rescisão do contrato de trabalho, homologado pelo ministério do trabalho e emprego, ou pelo ministério público, ou pela defensoria pública, ou pelo sindicato de classe(MTE)</text:span></text:p>
            <text:p><text:span text:style-name="T6">Requerimento do seguro desemprego(MTE)</text:span></text:p>
            <text:p><text:span text:style-name="T6"/></text:p>
          </table:table-cell>
          <table:table-cell table:style-name="ce29"/>
          <table:table-cell table:style-name="ce32" office:value-type="string" calcext:value-type="string">
            <text:p>Envio pelo correio da CTPS anterior, caso necessário.</text:p>
            <text:p>Colocar como opcional a entrega do nº da carteira anterior</text:p>
          </table:table-cell>
          <table:table-cell table:style-name="ce29"/>
          <table:table-cell table:number-columns-repeated="1013"/>
        </table:table-row>
        <table:table-row table:style-name="ro3">
          <table:table-cell table:style-name="ce3" office:value-type="string" calcext:value-type="string">
            <text:p>Emissão do Passaporte</text:p>
          </table:table-cell>
          <table:table-cell table:style-name="ce13" office:value-type="string" calcext:value-type="string">
            <text:p>DPF</text:p>
          </table:table-cell>
          <table:table-cell table:style-name="ce19" office:value-type="float" office:value="5" calcext:value-type="float">
            <text:p>5</text:p>
          </table:table-cell>
          <table:table-cell table:style-name="ce19" office:value-type="float" office:value="3" calcext:value-type="float">
            <text:p>3</text:p>
          </table:table-cell>
          <table:table-cell table:style-name="ce20" office:value-type="string" calcext:value-type="string">
            <text:p>Possivelmente as 2</text:p>
          </table:table-cell>
          <table:table-cell table:style-name="ce21" office:value-type="string" calcext:value-type="string">
            <text:p><text:span text:style-name="T3">*A etapa da entrevista na PF tem como única dificuldade, a principio, a questão do registro da digital, mas poderia ser resolvido com cruzamento de dados com a justiça eleitoral ou com aplicativo desenvolvido para este fim. *</text:span><text:span text:style-name="T4">A etapa da entrega poderia ser digitalizada caso o documento fosse transformado em documento virtual (com opção de impressão em casa, por exemplo)</text:span></text:p>
          </table:table-cell>
          <table:table-cell table:style-name="ce26"/>
          <table:table-cell table:style-name="ce32" office:value-type="string" calcext:value-type="string">
            <text:p><text:span text:style-name="T5">TSE (biometria, título eleitor, quitação eleitoral)</text:span></text:p>
            <text:p><text:span text:style-name="T9">RG – Estados</text:span></text:p>
            <text:p><text:span text:style-name="T9">CPF (RF)</text:span></text:p>
            <text:p><text:span text:style-name="T9">Certidão de casamento/nascimento (SIRC/INSS)</text:span></text:p>
            <text:p><text:span text:style-name="T10">CÓPIA DA SENTENÇA DE OPÇÃO DE NACIONALIDADE</text:span><text:span text:style-name="T11">? </text:span><text:span text:style-name="T12">ou </text:span></text:p>
            <text:p><text:span text:style-name="T13">certidão do registro da opção de nacionalidade no Registro Civil de Pessoas Naturais(SIRC/INSS)</text:span></text:p>
            <text:p><text:span text:style-name="T9">Certificado de reservista (MD)</text:span></text:p>
            <text:p><text:span text:style-name="T9">Certificado de Naturalização (MJ)</text:span></text:p>
            <text:p><text:span text:style-name="T13">Boletim de Ocorrência da Polícia Civil (PC-Estados)</text:span></text:p>
          </table:table-cell>
          <table:table-cell table:style-name="ce29"/>
          <table:table-cell table:style-name="ce40" office:value-type="string" calcext:value-type="string">
            <text:p>Se houver passaporte anterior válido, enviá-lo via Correio</text:p>
            <text:p>Colocar como opcional a entrega do nº do passaporte anterior</text:p>
            <text:p/>
          </table:table-cell>
          <table:table-cell table:style-name="ce29"/>
          <table:table-cell table:number-columns-repeated="1013"/>
        </table:table-row>
        <table:table-row table:style-name="ro3">
          <table:table-cell table:style-name="ce3" office:value-type="string" calcext:value-type="string">
            <text:p>Expansão da ferramenta alistamento em Serviço Militar Obrigatório (já disponível em AP, BA, MA, MT, MS, PA, PR, SC e SE)</text:p>
          </table:table-cell>
          <table:table-cell table:style-name="ce13" office:value-type="string" calcext:value-type="string">
            <text:p>MD</text:p>
          </table:table-cell>
          <table:table-cell table:style-name="ce19" office:value-type="float" office:value="3" calcext:value-type="float">
            <text:p>3</text:p>
          </table:table-cell>
          <table:table-cell table:style-name="ce19" office:value-type="string" calcext:value-type="string">
            <text:p><text:span text:style-name="T1">0</text:span><text:span text:style-name="T2">*</text:span></text:p>
          </table:table-cell>
          <table:table-cell table:style-name="ce21" office:value-type="string" calcext:value-type="string">
            <text:p>1 com certeza, outras 1,5 possívelmente</text:p>
          </table:table-cell>
          <table:table-cell table:style-name="ce21" office:value-type="string" calcext:value-type="string">
            <text:p>* Alistamento inicial pode ser digitalizado sem problemas, é somente preenchimento de um formulário e ser informado do local e hora onde deve se apresentar. * A apresentação poderia ser, ao menos em parte, digitalizada. Os candidatos que não queiram, ou que acreditem que não devam, servir, poderiam apresentar em questionário eletrônico as razões e, através de upload de documentação ou cruzamento de dados, ter a justificativa balizada ou não. * Aqueles selecionados para não servir poderiam assinar digitalmente documento "jurando a bandeira" e receber de forma virtual o certificado de reservista.</text:p>
          </table:table-cell>
          <table:table-cell table:style-name="ce27" office:value-type="string" calcext:value-type="string">
            <text:p>* Considerando a situação menos avançada no país e, consequentemente, não considerando os 9 estados com alistamento inicial digital</text:p>
          </table:table-cell>
          <table:table-cell table:style-name="ce33" office:value-type="string" calcext:value-type="string">
            <text:p>certidão de nascimento (SIRC)</text:p>
            <text:p>RG (Estados)</text:p>
            <text:p>CNH (Detran) </text:p>
            <text:p>CTPS (MTE)</text:p>
            <text:p>COMPROVANTE ENDEREÇO (LUZ, ÁGUA, TELEFONE)</text:p>
            <text:p>Foto 3x4 recente</text:p>
          </table:table-cell>
          <table:table-cell table:style-name="ce29"/>
          <table:table-cell table:style-name="ce40" office:value-type="string" calcext:value-type="string">
            <text:p>Após o alistamento digital, será enviado junto ao Certificado de Alistamento Militar (CAM) a data em que a Junta de Serviço Militar o notificará via SMS/email/área do cidadão no Portal de Serviços, para que o jovem possa tomar conhecimento quanto à apresentação na seleção geral ou à dispensa do Serviço Militar. Na data notificada, a Junta de Serviço Militar dará conhecimento ao jovem quanto à apresentação na seleção geral ou à dispensa do Serviço Militar</text:p>
          </table:table-cell>
          <table:table-cell table:style-name="ce29"/>
          <table:table-cell table:number-columns-repeated="1013"/>
        </table:table-row>
        <table:table-row table:style-name="ro3">
          <table:table-cell table:style-name="ce3" office:value-type="string" calcext:value-type="string">
            <text:p>Expedição de diplomas por entidades federais</text:p>
          </table:table-cell>
          <table:table-cell table:style-name="ce13" office:value-type="string" calcext:value-type="string">
            <text:p>MEC</text:p>
          </table:table-cell>
          <table:table-cell table:style-name="ce19" office:value-type="string" calcext:value-type="string">
            <text:p><text:span text:style-name="T1">2</text:span><text:span text:style-name="T2">*</text:span></text:p>
          </table:table-cell>
          <table:table-cell table:style-name="ce19" office:value-type="string" calcext:value-type="string">
            <text:p><text:span text:style-name="T1">0</text:span><text:span text:style-name="T2">*</text:span></text:p>
          </table:table-cell>
          <table:table-cell table:style-name="ce19" office:value-type="string" calcext:value-type="string">
            <text:p><text:span text:style-name="T1">2</text:span><text:span text:style-name="T2">*</text:span></text:p>
          </table:table-cell>
          <table:table-cell table:style-name="ce21" office:value-type="string" calcext:value-type="string">
            <text:p>* O processo pode ser completamente digitalizado.</text:p>
          </table:table-cell>
          <table:table-cell table:style-name="ce27" office:value-type="string" calcext:value-type="string">
            <text:p>* Estrutura <text:s/>básica, existem pequenas variações em algumas instituições.</text:p>
          </table:table-cell>
          <table:table-cell table:style-name="ce32" office:value-type="string" calcext:value-type="string">
            <text:p>A UNB informou que envia todos os dados para o MEC. </text:p>
            <text:p>O MEC informou que não recebe dados de nenhuma instituição.</text:p>
          </table:table-cell>
          <table:table-cell table:style-name="ce29"/>
          <table:table-cell table:style-name="ce32" office:value-type="string" calcext:value-type="string">
            <text:p>Envio pelos correios da Certidão</text:p>
          </table:table-cell>
          <table:table-cell table:style-name="ce29"/>
          <table:table-cell table:number-columns-repeated="1013"/>
        </table:table-row>
        <table:table-row table:style-name="ro3">
          <table:table-cell table:style-name="ce3" office:value-type="string" calcext:value-type="string">
            <text:p>FIES - o Integração com o INSS, para fins de comprovação de renda</text:p>
          </table:table-cell>
          <table:table-cell table:style-name="ce13" office:value-type="string" calcext:value-type="string">
            <text:p>MEC</text:p>
          </table:table-cell>
          <table:table-cell table:style-name="ce19" office:value-type="float" office:value="5" calcext:value-type="float">
            <text:p>5</text:p>
          </table:table-cell>
          <table:table-cell table:style-name="ce19" office:value-type="float" office:value="3" calcext:value-type="float">
            <text:p>3</text:p>
          </table:table-cell>
          <table:table-cell table:style-name="ce19" office:value-type="float" office:value="2" calcext:value-type="float">
            <text:p>2</text:p>
          </table:table-cell>
          <table:table-cell table:style-name="ce21" office:value-type="string" calcext:value-type="string">
            <text:p>* A <text:s/>etapa de validação da inscrição na instituição de ensino ) poderia ser feita via web, com envio dos documentos digitalizados ou cruzamento com outros bancos de dados oficiais. * O comparecimento ao agente financeiro para contratar o financiamento poderia também ser feito de forma digital, mesmo para a assinatura do contrato já há tecnologia para resolver.</text:p>
          </table:table-cell>
          <table:table-cell table:style-name="ce26"/>
          <table:table-cell table:style-name="ce32" office:value-type="string" calcext:value-type="string">
            <text:p><text:span text:style-name="T5">Comprovante de Matrícula (MEC)</text:span></text:p>
            <text:p><text:span text:style-name="T5">RG (Estados)</text:span></text:p>
            <text:p><text:span text:style-name="T5">CPF (RF)</text:span></text:p>
            <text:p><text:span text:style-name="T5">Certidão de Casamento (SIRC)</text:span></text:p>
            <text:p><text:span text:style-name="T14">COMPROVANTE ENDEREÇO (LUZ, ÁGUA, TELEFONE)</text:span></text:p>
            <text:p><text:span text:style-name="T14">CNIS (INSS)</text:span></text:p>
            <text:p><text:span text:style-name="T14">CNH (DETRAN)</text:span></text:p>
            <text:p><text:span text:style-name="T15">Carteira Funcional </text:span><text:span text:style-name="T16">?</text:span></text:p>
            <text:p><text:span text:style-name="T17">Identidade Militar (MD)</text:span></text:p>
            <text:p><text:span text:style-name="T17">Passaporte (PF)</text:span></text:p>
            <text:p><text:span text:style-name="T17">CTPS (MTE)</text:span></text:p>
            <text:p><text:span text:style-name="T14">CIE (MJ)</text:span></text:p>
            <text:p><text:span text:style-name="T14">IRPF (Endereço – RF)</text:span></text:p>
            <text:p><text:span text:style-name="T14">Cartórios (Endereço)</text:span></text:p>
            <text:p><text:span text:style-name="T14"/></text:p>
          </table:table-cell>
          <table:table-cell table:style-name="ce29"/>
          <table:table-cell table:style-name="ce32" office:value-type="string" calcext:value-type="string">
            <text:p/>
            <text:p/>
          </table:table-cell>
          <table:table-cell table:style-name="ce29"/>
          <table:table-cell table:number-columns-repeated="1013"/>
        </table:table-row>
        <table:table-row table:style-name="ro3">
          <table:table-cell table:style-name="ce3" office:value-type="string" calcext:value-type="string">
            <text:p>Recurso de multa</text:p>
          </table:table-cell>
          <table:table-cell table:style-name="ce13" office:value-type="string" calcext:value-type="string">
            <text:p>DNIT</text:p>
          </table:table-cell>
          <table:table-cell table:style-name="ce19" office:value-type="float" office:value="3" calcext:value-type="float">
            <text:p>3</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21" office:value-type="string" calcext:value-type="string">
            <text:p>* O recebimento da notificação de autuação pode ser digitalizada para serem informadas por celular (aplicativo) e email; * O resultado do recurso pode ser digital no mesmo sistema da entrada do recurso, ou enviado por email e aplicativo de celular.</text:p>
          </table:table-cell>
          <table:table-cell table:style-name="ce26"/>
          <table:table-cell table:style-name="ce29" office:value-type="string" calcext:value-type="string">
            <text:p>Com os DETRANs estaduais</text:p>
          </table:table-cell>
          <table:table-cell table:style-name="ce29"/>
          <table:table-cell table:style-name="ce32" office:value-type="string" calcext:value-type="string">
            <text:p>Expandir para todos os estados o recebimento da notificação de autuação para serem informadas por celular (aplicativo) e e-mail.</text:p>
          </table:table-cell>
          <table:table-cell table:style-name="ce29"/>
          <table:table-cell table:number-columns-repeated="1013"/>
        </table:table-row>
        <table:table-row table:style-name="ro3">
          <table:table-cell table:style-name="ce3" office:value-type="string" calcext:value-type="string">
            <text:p>Requerimento de Seguro-Desemprego</text:p>
          </table:table-cell>
          <table:table-cell table:style-name="ce13" office:value-type="string" calcext:value-type="string">
            <text:p>MTE</text:p>
          </table:table-cell>
          <table:table-cell table:style-name="ce19" office:value-type="float" office:value="4" calcext:value-type="float">
            <text:p>4</text:p>
          </table:table-cell>
          <table:table-cell table:style-name="ce19" office:value-type="float" office:value="3" calcext:value-type="float">
            <text:p>3</text:p>
          </table:table-cell>
          <table:table-cell table:style-name="ce19" office:value-type="float" office:value="1" calcext:value-type="float">
            <text:p>1</text:p>
          </table:table-cell>
          <table:table-cell table:style-name="ce21" office:value-type="string" calcext:value-type="string">
            <text:p>* Só o requerimento formal pelo trabalhador não é digital, e pode facilmente ser digitalizado.</text:p>
          </table:table-cell>
          <table:table-cell table:style-name="ce26"/>
          <table:table-cell table:style-name="ce29" table:number-columns-repeated="4"/>
          <table:table-cell table:number-columns-repeated="1013"/>
        </table:table-row>
        <table:table-row table:style-name="ro3">
          <table:table-cell table:style-name="ce3" office:value-type="string" calcext:value-type="string">
            <text:p>Cartão Reforma - melhorias habitacionais</text:p>
          </table:table-cell>
          <table:table-cell table:style-name="ce14" office:value-type="string" calcext:value-type="string">
            <text:p>MCIDADES</text:p>
          </table:table-cell>
          <table:table-cell table:style-name="ce20" office:value-type="string" calcext:value-type="string">
            <text:p><text:span text:style-name="T1">3</text:span><text:span text:style-name="T2">*</text:span></text:p>
          </table:table-cell>
          <table:table-cell table:style-name="ce20" office:value-type="string" calcext:value-type="string">
            <text:p><text:span text:style-name="T1">0</text:span><text:span text:style-name="T2">*</text:span></text:p>
          </table:table-cell>
          <table:table-cell table:style-name="ce20" office:value-type="string" calcext:value-type="string">
            <text:p><text:span text:style-name="T1">1</text:span><text:span text:style-name="T2">*</text:span></text:p>
          </table:table-cell>
          <table:table-cell table:style-name="ce21" office:value-type="string" calcext:value-type="string">
            <text:p>* O cadastro pode ser feito digitalmente, o recebimento do cartão e o uso dele nas lojas credenciadas não.</text:p>
          </table:table-cell>
          <table:table-cell table:style-name="ce27" office:value-type="string" calcext:value-type="string">
            <text:p>* Projeção, programa ainda em fase de implementação</text:p>
          </table:table-cell>
          <table:table-cell table:style-name="ce34" office:value-type="string" calcext:value-type="string">
            <text:p>NIT (CEF)</text:p>
            <text:p>Além desta documentação, não conseguimos obter informações relevantes para este serviço a partir do censo.</text:p>
          </table:table-cell>
          <table:table-cell table:style-name="ce29" office:value-type="float" office:value="0" calcext:value-type="float">
            <text:p>0</text:p>
          </table:table-cell>
          <table:table-cell table:style-name="ce29" table:number-columns-repeated="2"/>
          <table:table-cell table:number-columns-repeated="1013"/>
        </table:table-row>
        <table:table-row table:style-name="ro3">
          <table:table-cell table:style-name="ce3" office:value-type="string" calcext:value-type="string">
            <text:p>Minha Casa Minha Vida - Financiamento FGTS</text:p>
          </table:table-cell>
          <table:table-cell table:style-name="ce13" office:value-type="string" calcext:value-type="string">
            <text:p>MCIDADES</text:p>
          </table:table-cell>
          <table:table-cell table:style-name="ce20" office:value-type="float" office:value="3" calcext:value-type="float">
            <text:p>3</text:p>
          </table:table-cell>
          <table:table-cell table:style-name="ce20" office:value-type="float" office:value="0" calcext:value-type="float">
            <text:p>0</text:p>
          </table:table-cell>
          <table:table-cell table:style-name="ce20" office:value-type="float" office:value="3" calcext:value-type="float">
            <text:p>3</text:p>
          </table:table-cell>
          <table:table-cell table:style-name="ce21" office:value-type="string" calcext:value-type="string">
            <text:p>* Não há qualquer impedimento para digitalização de todas as etapas.</text:p>
          </table:table-cell>
          <table:table-cell table:style-name="ce26"/>
          <table:table-cell table:style-name="ce3" office:value-type="string" calcext:value-type="string">
            <text:p>CPF/CNPJ Construtora (RF)</text:p>
            <text:p>RG – Estados</text:p>
            <text:p>comprovantes de renda do adquirente - CNIS (INSS)</text:p>
            <text:p>Carteira de Trabalho (MTE)</text:p>
            <text:p>FGTS (CEF)</text:p>
            <text:p> documentação do imóvel a ser adquirido – Cartórios,  Conferência com cruzamento de bases de dados correlacionais, a exemplo do RAIS, CADMUT, CADIN, SPC, SERASA, FGTS, dentre outros.</text:p>
          </table:table-cell>
          <table:table-cell table:style-name="ce3" table:formula="of:=400/12" office:value-type="float" office:value="33.3333333333333" calcext:value-type="float">
            <text:p>33,3333333333333</text:p>
          </table:table-cell>
          <table:table-cell table:style-name="ce3" office:value-type="string" calcext:value-type="string">
            <text:p>Trocar informações entre a imobiliária ou construtora e instituição financiadora</text:p>
          </table:table-cell>
          <table:table-cell table:style-name="ce3"/>
          <table:table-cell table:number-columns-repeated="1013"/>
        </table:table-row>
        <table:table-row table:style-name="ro3">
          <table:table-cell table:style-name="ce3" office:value-type="string" calcext:value-type="string">
            <text:p>CadÚnico - disponibilização de API ou consulta online para permitir aos concedentes de benefícios dispensar a apresentação de documentos físicos</text:p>
          </table:table-cell>
          <table:table-cell table:style-name="ce13" office:value-type="string" calcext:value-type="string">
            <text:p>MDS</text:p>
          </table:table-cell>
          <table:table-cell table:style-name="ce20" office:value-type="float" office:value="3" calcext:value-type="float">
            <text:p>3</text:p>
          </table:table-cell>
          <table:table-cell table:style-name="ce20" office:value-type="float" office:value="0" calcext:value-type="float">
            <text:p>0</text:p>
          </table:table-cell>
          <table:table-cell table:style-name="ce20" office:value-type="float" office:value="3" calcext:value-type="float">
            <text:p>3</text:p>
          </table:table-cell>
          <table:table-cell table:style-name="ce21" office:value-type="string" calcext:value-type="string">
            <text:p>* O processo já é todo cadastrado em um sistema por um funcionário do CRAS, basta somente oferecer o acesso diretamente ao usuário.</text:p>
          </table:table-cell>
          <table:table-cell table:style-name="ce26"/>
          <table:table-cell table:style-name="ce3" office:value-type="string" calcext:value-type="string">
            <text:p>CNIS, CPF(RF)</text:p>
            <text:p>TITULO ELEITOR(TSE)</text:p>
            <text:p>RANI(SIRC?)</text:p>
            <text:p>CERTIDÕES NASCIMENTO E CASAMENTO (SIRC)</text:p>
            <text:p>RG(RCN? TSE)</text:p>
            <text:p>CTPS(MTE)</text:p>
            <text:p>COMPROVANTE ENDEREÇO (LUZ, ÁGUA, TELEFONE)</text:p>
            <text:p>COMPROVANTE MATRÍCULA (MEC)</text:p>
          </table:table-cell>
          <table:table-cell table:style-name="ce3" table:formula="of:=13923828/12" office:value-type="float" office:value="1160319" calcext:value-type="float">
            <text:p>1160319</text:p>
          </table:table-cell>
          <table:table-cell table:style-name="ce3" office:value-type="string" calcext:value-type="string">
            <text:p>Batimento com o CNIS para validar atendimento dos requisitos para recebimento dos benefícios</text:p>
          </table:table-cell>
          <table:table-cell table:style-name="ce3" office:value-type="string" calcext:value-type="string">
            <text:p>Programa Bolsa Família</text:p>
            <text:p/>
            <text:p>Tarifa Social de Energia Elétrica</text:p>
            <text:p/>
            <text:p>Carteira do Idoso</text:p>
            <text:p/>
            <text:p>Auxílio Emergencial Financeiro</text:p>
            <text:p/>
            <text:p>Programa Minha Casa Minha Vida</text:p>
            <text:p/>
            <text:p>Programa Cisternas</text:p>
            <text:p/>
            <text:p>Novas integrações:</text:p>
            <text:p/>
            <text:p>Aposentadoria para pessoas de baixa renda</text:p>
            <text:p/>
            <text:p>Telefone Popular</text:p>
            <text:p/>
            <text:p>Bolsa Verde (Programa de Apoio à Conservação Ambiental)</text:p>
            <text:p/>
            <text:p>Isenção de pagamento de taxa de inscrição em concursos públicos</text:p>
          </table:table-cell>
          <table:table-cell table:number-columns-repeated="1013"/>
        </table:table-row>
        <table:table-row table:style-name="ro3">
          <table:table-cell table:style-name="ce3" office:value-type="string" calcext:value-type="string">
            <text:p>Central de Atendimento à Mulher (disque 180) em situação de violência - Boletim de Ocorrência online</text:p>
          </table:table-cell>
          <table:table-cell table:style-name="ce13" office:value-type="string" calcext:value-type="string">
            <text:p>MJC</text:p>
          </table:table-cell>
          <table:table-cell table:style-name="ce20" office:value-type="float" office:value="3" calcext:value-type="float">
            <text:p>3</text:p>
          </table:table-cell>
          <table:table-cell table:style-name="ce20" office:value-type="float" office:value="0" calcext:value-type="float">
            <text:p>0</text:p>
          </table:table-cell>
          <table:table-cell table:style-name="ce20" office:value-type="float" office:value="2" calcext:value-type="float">
            <text:p>2</text:p>
          </table:table-cell>
          <table:table-cell table:style-name="ce21" office:value-type="string" calcext:value-type="string">
            <text:p>* Realização da denúncia/demanda e acompanhamento podem ser digitalizados. A única área que não poderá ser completamente digitalizada será a etapa final, de acolhimento, auxílio, afins.</text:p>
          </table:table-cell>
          <table:table-cell table:style-name="ce26"/>
          <table:table-cell table:style-name="ce29"/>
          <table:table-cell table:style-name="ce5" table:formula="of:=1133414/12" office:value-type="float" office:value="94451.1666666667" calcext:value-type="float">
            <text:p>94451,1666666667</text:p>
          </table:table-cell>
          <table:table-cell table:style-name="ce29"/>
          <table:table-cell table:style-name="ce32" office:value-type="string" calcext:value-type="string">
            <text:p>Integração já existente com estes órgãos Ministério Público, Secretaria de Segurança Pública, Ministério das Relações Exteriores, Polícia federal, DEAM. Avaliar melhoria na etapa de Encaminhamento de denúncias/reclamações aos órgãos competentes</text:p>
          </table:table-cell>
          <table:table-cell table:number-columns-repeated="1013"/>
        </table:table-row>
        <table:table-row table:style-name="ro3">
          <table:table-cell table:style-name="ce3" office:value-type="string" calcext:value-type="string">
            <text:p>Cadastro dos Prestadores de Serviços Turísticos – Cadastur</text:p>
          </table:table-cell>
          <table:table-cell table:style-name="ce13" office:value-type="string" calcext:value-type="string">
            <text:p>Mtur</text:p>
          </table:table-cell>
          <table:table-cell table:style-name="ce20" office:value-type="float" office:value="4" calcext:value-type="float">
            <text:p>4</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1" office:value-type="string" calcext:value-type="string">
            <text:p>* A fase de impressão do formulário eletrônico e envio dos documentos pode ser digitalizada e integrada ao restante do processo digital.</text:p>
          </table:table-cell>
          <table:table-cell table:style-name="ce26"/>
          <table:table-cell table:style-name="ce34" office:value-type="string" calcext:value-type="string">
            <text:p>Diploma de conclusão de curso específico de educação de nível técnico (MEC)</text:p>
            <text:p>CPF(RF)</text:p>
            <text:p>RG (Estados)</text:p>
            <text:p>Endereço (água, luz e telefone)</text:p>
            <text:p>Quitação Eleitoral (TSE)</text:p>
            <text:p>Quitação militar (MD)</text:p>
            <text:p>Foto 3x4</text:p>
          </table:table-cell>
          <table:table-cell table:style-name="ce5" table:formula="of:=3600/12" office:value-type="float" office:value="300" calcext:value-type="float">
            <text:p>300</text:p>
          </table:table-cell>
          <table:table-cell table:style-name="ce29" office:value-type="string" calcext:value-type="string">
            <text:p>A Entrega do crachá de Guia de Turismo deverá ser entregue via Correios.</text:p>
          </table:table-cell>
          <table:table-cell table:style-name="ce42" office:value-type="string" calcext:value-type="string">
            <text:p>Opera de forma integrada com os Correios</text:p>
          </table:table-cell>
          <table:table-cell table:number-columns-repeated="1013"/>
        </table:table-row>
        <table:table-row table:style-name="ro3">
          <table:table-cell table:style-name="ce4" office:value-type="string" calcext:value-type="string">
            <text:p>Certidão de Antecedentes Criminais - CAC</text:p>
          </table:table-cell>
          <table:table-cell table:style-name="ce15" office:value-type="string" calcext:value-type="string">
            <text:p>DPF</text:p>
          </table:table-cell>
          <table:table-cell table:number-columns-repeated="2" table:style-name="ce5" office:value-type="float" office:value="2" calcext:value-type="float">
            <text:p>2</text:p>
          </table:table-cell>
          <table:table-cell table:style-name="ce5" office:value-type="float" office:value="0" calcext:value-type="float">
            <text:p>0</text:p>
          </table:table-cell>
          <table:table-cell table:style-name="ce23" office:value-type="string" calcext:value-type="string">
            <text:p>* Autoserviço, completamente digital.</text:p>
          </table:table-cell>
          <table:table-cell table:style-name="ce28"/>
          <table:table-cell table:style-name="ce34" office:value-type="string" calcext:value-type="string">
            <text:p>RG(Estados)</text:p>
            <text:p>Passaporte</text:p>
          </table:table-cell>
          <table:table-cell table:style-name="ce5" table:formula="of:=7000000/12" office:value-type="float" office:value="583333.333333333" calcext:value-type="float">
            <text:p>583333,333333333</text:p>
          </table:table-cell>
          <table:table-cell table:style-name="ce41" office:value-type="string" calcext:value-type="string">
            <text:p>Criar um web service para consulta de antecedentes criminais para consulta para qualquer outro cidadão/órgão.</text:p>
          </table:table-cell>
          <table:table-cell table:style-name="ce41" office:value-type="string" calcext:value-type="string">
            <text:p>Já integrado com o serviço Sistema Nacional de Informações Criminais – SINIC</text:p>
          </table:table-cell>
          <table:table-cell table:number-columns-repeated="1013"/>
        </table:table-row>
        <table:table-row table:style-name="ro3">
          <table:table-cell table:style-name="ce4" office:value-type="string" calcext:value-type="string">
            <text:p>Programa Bolsa-Família- PBF</text:p>
          </table:table-cell>
          <table:table-cell table:style-name="ce16" office:value-type="string" calcext:value-type="string">
            <text:p>MDSA</text:p>
          </table:table-cell>
          <table:table-cell table:style-name="ce5" table:number-columns-repeated="3"/>
          <table:table-cell table:style-name="ce7"/>
          <table:table-cell table:style-name="ce29"/>
          <table:table-cell table:style-name="ce34" office:value-type="string" calcext:value-type="string">
            <text:p/>
            <text:p>frequência escolar (MEC)</text:p>
            <text:p>Vacinação(MS)</text:p>
            <text:p>peso e altura das crianças com menos de 7 anos(MS)</text:p>
            <text:p>CPF(RF)</text:p>
            <text:p>Cadastro Único do Programa Bolsa Família(MDS)</text:p>
            <text:p>Título de eleitor (TSE)</text:p>
            <text:p>NIS (CEF)</text:p>
            <text:p>RANI (SIRC?)</text:p>
            <text:p>certidão de nascimento/casamento(SIRC)</text:p>
            <text:p>RG(Estados)</text:p>
            <text:p>carteira de trabalho (CTPS)</text:p>
            <text:p>COMPROVANTE ENDEREÇO (LUZ, ÁGUA, TELEFONE)</text:p>
            <text:p>COMPROVANTE MATRÍCULA (MEC)</text:p>
          </table:table-cell>
          <table:table-cell table:style-name="ce5" office:value-type="float" office:value="0" calcext:value-type="float">
            <text:p>0</text:p>
          </table:table-cell>
          <table:table-cell table:style-name="ce34" office:value-type="string" calcext:value-type="string">
            <text:p>Após a inscrição do cidadão, disponibilizar via sms/email/área do cidadão no portal de serviço sobre o resultado da inscrição no BF. </text:p>
            <text:p>Os bancos devem avisar ao cidadão que  há dinheiro disponível para saque em função do pagamento do benefício, sem custo para o cidadão.</text:p>
            <text:p>Todas as notificações podem ser realizadas via SMS/email/Portal.</text:p>
          </table:table-cell>
          <table:table-cell table:style-name="ce34" office:value-type="string" calcext:value-type="string">
            <text:p>Integração atual com os serviços:</text:p>
            <text:p>Serviços assistenciais do SUAS, programas de transferência de renda local (estadual ou municipal).</text:p>
          </table:table-cell>
          <table:table-cell table:number-columns-repeated="1013"/>
        </table:table-row>
        <table:table-row table:style-name="ro3">
          <table:table-cell table:style-name="ce5" office:value-type="string" calcext:value-type="string">
            <text:p>Consumidor.gov.br</text:p>
          </table:table-cell>
          <table:table-cell table:style-name="ce9" office:value-type="string" calcext:value-type="string">
            <text:p>MJC</text:p>
          </table:table-cell>
          <table:table-cell table:style-name="ce5" table:number-columns-repeated="3"/>
          <table:table-cell table:style-name="ce7"/>
          <table:table-cell/>
          <table:table-cell table:style-name="ce35" office:value-type="string" calcext:value-type="string">
            <text:p>CPF/CNPJ (RF)</text:p>
          </table:table-cell>
          <table:table-cell table:style-name="ce5" table:formula="of:=200000/12" office:value-type="float" office:value="16666.6666666667" calcext:value-type="float">
            <text:p>16666,6666666667</text:p>
          </table:table-cell>
          <table:table-cell table:style-name="ce29"/>
          <table:table-cell table:style-name="ce32" office:value-type="string" calcext:value-type="string">
            <text:p>Se não existir, criar web services para monitoria pelos Procons e pela Senacon</text:p>
          </table:table-cell>
          <table:table-cell table:number-columns-repeated="1013"/>
        </table:table-row>
        <table:table-row table:style-name="ro3">
          <table:table-cell table:style-name="ce6" office:value-type="string" calcext:value-type="string">
            <text:p>Visitação ao Museu Casa de Rui Barbosa</text:p>
          </table:table-cell>
          <table:table-cell table:style-name="ce5" office:value-type="string" calcext:value-type="string">
            <text:p>FCRB</text:p>
          </table:table-cell>
          <table:table-cell table:style-name="ce5" table:number-columns-repeated="3"/>
          <table:table-cell table:style-name="ce7"/>
          <table:table-cell table:style-name="ce29"/>
          <table:table-cell table:style-name="ce29" office:value-type="string" calcext:value-type="string">
            <text:p>Não foi possível identificar necessidade de interoperabilidade pelo censo.</text:p>
          </table:table-cell>
          <table:table-cell table:style-name="ce5" table:formula="of:=10825/12" office:value-type="float" office:value="902.083333333333" calcext:value-type="float">
            <text:p>902,083333333333</text:p>
          </table:table-cell>
          <table:table-cell table:style-name="ce29" table:number-columns-repeated="2"/>
          <table:table-cell table:number-columns-repeated="1013"/>
        </table:table-row>
        <table:table-row table:style-name="ro3">
          <table:table-cell table:style-name="ce5" office:value-type="string" calcext:value-type="string">
            <text:p>DISQUE DIREITOS HUMANOS</text:p>
          </table:table-cell>
          <table:table-cell table:style-name="ce5" office:value-type="string" calcext:value-type="string">
            <text:p>MJC</text:p>
          </table:table-cell>
          <table:table-cell table:style-name="ce5" table:number-columns-repeated="3"/>
          <table:table-cell table:style-name="ce7"/>
          <table:table-cell table:style-name="ce29"/>
          <table:table-cell table:style-name="ce29" office:value-type="string" calcext:value-type="string">
            <text:p>Avaliar se há necessidade de integração com e-Ouv</text:p>
          </table:table-cell>
          <table:table-cell table:style-name="ce5" table:formula="of:=137516/12" office:value-type="float" office:value="11459.6666666667" calcext:value-type="float">
            <text:p>11459,6666666667</text:p>
          </table:table-cell>
          <table:table-cell table:style-name="ce29" table:number-columns-repeated="2"/>
          <table:table-cell table:number-columns-repeated="1013"/>
        </table:table-row>
        <table:table-row table:style-name="ro3">
          <table:table-cell table:style-name="ce7" office:value-type="string" calcext:value-type="string">
            <text:p>MESTRADO PROFISSIONAL EM MEMÓRIA E ACERVOS</text:p>
          </table:table-cell>
          <table:table-cell table:style-name="ce5" office:value-type="string" calcext:value-type="string">
            <text:p>FCRB</text:p>
          </table:table-cell>
          <table:table-cell table:style-name="ce5" table:number-columns-repeated="3"/>
          <table:table-cell table:style-name="ce7"/>
          <table:table-cell table:style-name="ce29"/>
          <table:table-cell table:style-name="ce36" office:value-type="string" calcext:value-type="string">
            <text:p>CPF(RF)</text:p>
            <text:p>Título de eleitor (TSE)</text:p>
            <text:p>RG(Estados)</text:p>
            <text:p>certificado de reservista (MD)</text:p>
            <text:p>COMPROVANTE ENDEREÇO (LUZ, ÁGUA, TELEFONE)</text:p>
            <text:p>diploma do curso de graduação, histórico escolar do curso de graduação (MEC)</text:p>
            <text:p>currículo Lattes</text:p>
            <text:p>Certidão de nascimento(SIRC)</text:p>
            <text:p>Comprovante de quitação eleitoral(TSE)</text:p>
            <text:p>Passaporte (PF)</text:p>
          </table:table-cell>
          <table:table-cell table:style-name="ce5" table:formula="of:=15/12" office:value-type="float" office:value="1.25" calcext:value-type="float">
            <text:p>1,25</text:p>
          </table:table-cell>
          <table:table-cell table:style-name="ce29" table:number-columns-repeated="2"/>
          <table:table-cell table:number-columns-repeated="1013"/>
        </table:table-row>
        <table:table-row table:style-name="ro3">
          <table:table-cell table:style-name="ce8" office:value-type="string" calcext:value-type="string">
            <text:p>Analisar licenças de importação de bens usados ou sujeitos a exame de similaridade.</text:p>
          </table:table-cell>
          <table:table-cell table:style-name="ce5" office:value-type="string" calcext:value-type="string">
            <text:p>MDIC</text:p>
          </table:table-cell>
          <table:table-cell table:style-name="ce5" table:number-columns-repeated="3"/>
          <table:table-cell table:style-name="ce7"/>
          <table:table-cell table:style-name="ce29"/>
          <table:table-cell table:style-name="ce37" office:value-type="string" calcext:value-type="string">
            <text:p><text:span text:style-name="T18">CPF(RF)</text:span></text:p>
            <text:p><text:span text:style-name="T18"/></text:p>
            <text:p><text:span text:style-name="T5">Há necessidade de integração com o Siscomex</text:span></text:p>
            <text:p><text:span text:style-name="T5"/></text:p>
            <text:p><text:span text:style-name="T5">Isto não aparenta ser um serviço prestado diretamente para o cidadão, mas está entre os serviços que tem como classe de usuário o cidadão.</text:span></text:p>
          </table:table-cell>
          <table:table-cell table:style-name="ce5" office:value-type="float" office:value="0" calcext:value-type="float">
            <text:p>0</text:p>
          </table:table-cell>
          <table:table-cell table:style-name="ce29" table:number-columns-repeated="2"/>
          <table:table-cell table:number-columns-repeated="1013"/>
        </table:table-row>
        <table:table-row table:style-name="ro3">
          <table:table-cell table:style-name="ce8" office:value-type="string" calcext:value-type="string">
            <text:p>Divulgar na web as empresas brasileiras e seus produtos e serviços no mercado internacional.</text:p>
          </table:table-cell>
          <table:table-cell table:style-name="ce5" office:value-type="string" calcext:value-type="string">
            <text:p>MDIC</text:p>
          </table:table-cell>
          <table:table-cell table:style-name="ce5" table:number-columns-repeated="3"/>
          <table:table-cell table:style-name="ce7"/>
          <table:table-cell table:style-name="ce29"/>
          <table:table-cell table:style-name="ce37" office:value-type="string" calcext:value-type="string">
            <text:p><text:span text:style-name="T18">CPF/CNPJ(RF)</text:span></text:p>
            <text:p><text:span text:style-name="T18"/></text:p>
            <text:p><text:span text:style-name="T5">Isto não aparenta ser um serviço prestado diretamente para o cidadão, mas está entre os serviços que tem como classe de usuário o cidadão.</text:span></text:p>
          </table:table-cell>
          <table:table-cell table:style-name="ce29" table:formula="of:=500/12" office:value-type="float" office:value="41.6666666666667" calcext:value-type="float">
            <text:p>41,6666666666667</text:p>
          </table:table-cell>
          <table:table-cell table:style-name="ce29"/>
          <table:table-cell table:style-name="ce32" office:value-type="string" calcext:value-type="string">
            <text:p>Já faz integração com o SISCOMEX.</text:p>
          </table:table-cell>
          <table:table-cell table:number-columns-repeated="1013"/>
        </table:table-row>
        <table:table-row table:style-name="ro3">
          <table:table-cell table:style-name="ce8" office:value-type="string" calcext:value-type="string">
            <text:p>Acesso aos museus públicos federais vinculados ao Ibram</text:p>
          </table:table-cell>
          <table:table-cell table:style-name="ce9" office:value-type="string" calcext:value-type="string">
            <text:p>IBRAM</text:p>
          </table:table-cell>
          <table:table-cell table:style-name="ce5" table:number-columns-repeated="3"/>
          <table:table-cell table:style-name="ce7"/>
          <table:table-cell table:style-name="ce29"/>
          <table:table-cell table:style-name="ce29" office:value-type="string" calcext:value-type="string">
            <text:p>Não foi possível identificar necessidade de interoperabilidade pelo censo.</text:p>
          </table:table-cell>
          <table:table-cell table:style-name="ce5" office:value-type="float" office:value="0" calcext:value-type="float">
            <text:p>0</text:p>
          </table:table-cell>
          <table:table-cell table:style-name="ce29" table:number-columns-repeated="2"/>
          <table:table-cell table:number-columns-repeated="1013"/>
        </table:table-row>
        <table:table-row table:style-name="ro3">
          <table:table-cell table:style-name="ce7" office:value-type="string" calcext:value-type="string">
            <text:p>Cadastro Nacional de Pontos e Pontões de Cultura e Atendimento SCDC</text:p>
          </table:table-cell>
          <table:table-cell table:style-name="ce9" office:value-type="string" calcext:value-type="string">
            <text:p>MinC</text:p>
          </table:table-cell>
          <table:table-cell table:style-name="ce5" table:number-columns-repeated="3"/>
          <table:table-cell table:style-name="ce7"/>
          <table:table-cell table:style-name="ce29"/>
          <table:table-cell table:style-name="ce37" office:value-type="string" calcext:value-type="string">
            <text:p>CPF/CNPJ(RF)</text:p>
            <text:p>RG(Estados)</text:p>
            <text:p>COMPROVANTE ENDEREÇO (LUZ, ÁGUA, TELEFONE)</text:p>
            <text:p/>
          </table:table-cell>
          <table:table-cell table:style-name="ce29" table:formula="of:=200/12" office:value-type="float" office:value="16.6666666666667" calcext:value-type="float">
            <text:p>16,6666666666667</text:p>
          </table:table-cell>
          <table:table-cell table:style-name="ce29"/>
          <table:table-cell table:style-name="ce32" office:value-type="string" calcext:value-type="string">
            <text:p>Já faz integração com o Sistema Nacional de Informações e Indicadores Culturais.</text:p>
          </table:table-cell>
          <table:table-cell table:number-columns-repeated="1013"/>
        </table:table-row>
        <table:table-row table:style-name="ro3">
          <table:table-cell table:style-name="ce8" office:value-type="string" calcext:value-type="string">
            <text:p>Comissão de Anistia do Ministério da Justiça e Cidadania – CA/MJC</text:p>
          </table:table-cell>
          <table:table-cell table:style-name="ce5" office:value-type="string" calcext:value-type="string">
            <text:p>MJC</text:p>
          </table:table-cell>
          <table:table-cell table:style-name="ce5" table:number-columns-repeated="3"/>
          <table:table-cell table:style-name="ce7"/>
          <table:table-cell table:style-name="ce29"/>
          <table:table-cell table:style-name="ce37" office:value-type="string" calcext:value-type="string">
            <text:p><text:span text:style-name="T18">CPF(RF)</text:span></text:p>
            <text:p><text:span text:style-name="T18">RG(Estados)</text:span></text:p>
            <text:p><text:span text:style-name="T18">COMPROVANTE ENDEREÇO (LUZ, ÁGUA, TELEFONE)</text:span></text:p>
            <text:p><text:span text:style-name="T18">Certidão de nascimento e casamento(SIRC)</text:span></text:p>
            <text:p><text:span text:style-name="T6">Carteira de trabalho (CTPS)</text:span></text:p>
          </table:table-cell>
          <table:table-cell table:style-name="ce29" table:formula="of:=1000/12" office:value-type="float" office:value="83.3333333333333" calcext:value-type="float">
            <text:p>83,3333333333333</text:p>
          </table:table-cell>
          <table:table-cell table:style-name="ce29" table:number-columns-repeated="2"/>
          <table:table-cell table:number-columns-repeated="1013"/>
        </table:table-row>
        <table:table-row table:style-name="ro3">
          <table:table-cell table:style-name="ce9" office:value-type="string" calcext:value-type="string">
            <text:p>Controle de Segurança Privada</text:p>
          </table:table-cell>
          <table:table-cell table:style-name="ce17" office:value-type="string" calcext:value-type="string">
            <text:p>DPF</text:p>
          </table:table-cell>
          <table:table-cell table:style-name="ce5" table:number-columns-repeated="3"/>
          <table:table-cell table:style-name="ce7"/>
          <table:table-cell table:style-name="ce29"/>
          <table:table-cell table:style-name="ce32" office:value-type="string" calcext:value-type="string">
            <text:p><text:span text:style-name="T5">O serviço parece ser para empresa e não para o cidadão.</text:span></text:p>
            <text:p><text:span text:style-name="T5"/></text:p>
            <text:p><text:span text:style-name="T18">CPF/CNPJ(RF)</text:span></text:p>
            <text:p><text:span text:style-name="T18">RG(Estados)</text:span></text:p>
            <text:p><text:span text:style-name="T18">COMPROVANTE ENDEREÇO (LUZ, ÁGUA, TELEFONE)</text:span></text:p>
            <text:p><text:span text:style-name="T18">Certidão de nascimento(SIRC)</text:span></text:p>
            <text:p><text:span text:style-name="T18">Certidões de cartório/contrato social</text:span></text:p>
            <text:p><text:span text:style-name="T18">Comprovante de quitação eleitoral(TSE)</text:span></text:p>
            <text:p><text:span text:style-name="T18">comprovante de escolaridade/certificado de formação(MEC)</text:span></text:p>
            <text:p><text:span text:style-name="T18">CRLV(DENATRAN)</text:span></text:p>
            <text:p><text:span text:style-name="T18"/></text:p>
          </table:table-cell>
          <table:table-cell table:style-name="ce29" table:formula="of:=297790/12" office:value-type="float" office:value="24815.8333333333" calcext:value-type="float">
            <text:p>24815,8333333333</text:p>
          </table:table-cell>
          <table:table-cell table:style-name="ce29"/>
          <table:table-cell table:style-name="ce32" office:value-type="string" calcext:value-type="string">
            <text:p>Há existe integração com antecedentes criminais</text:p>
          </table:table-cell>
          <table:table-cell table:number-columns-repeated="1013"/>
        </table:table-row>
        <table:table-row table:style-name="ro3">
          <table:table-cell table:style-name="ce8" office:value-type="string" calcext:value-type="string">
            <text:p>Programa de Apoio à Participação de Filmes Brasileiros em Festivais Internacionais</text:p>
          </table:table-cell>
          <table:table-cell table:style-name="ce9" office:value-type="string" calcext:value-type="string">
            <text:p>MinC</text:p>
          </table:table-cell>
          <table:table-cell table:style-name="ce5" table:number-columns-repeated="3"/>
          <table:table-cell table:style-name="ce7"/>
          <table:table-cell table:style-name="ce29"/>
          <table:table-cell table:style-name="ce32" office:value-type="string" calcext:value-type="string">
            <text:p>CPF/CNPJ (RF)</text:p>
            <text:p/>
            <text:p>Dado obtido fora do censo, no site da Ancine.</text:p>
          </table:table-cell>
          <table:table-cell table:style-name="ce29" table:formula="of:=90/12" office:value-type="float" office:value="7.5" calcext:value-type="float">
            <text:p>7,5</text:p>
          </table:table-cell>
          <table:table-cell table:style-name="ce29" table:number-columns-repeated="2"/>
          <table:table-cell table:number-columns-repeated="1013"/>
        </table:table-row>
        <table:table-row table:style-name="ro3">
          <table:table-cell table:style-name="ce9" office:value-type="string" calcext:value-type="string">
            <text:p>Conceder Licença de Importação</text:p>
          </table:table-cell>
          <table:table-cell table:style-name="ce17" office:value-type="string" calcext:value-type="string">
            <text:p>MDIC</text:p>
          </table:table-cell>
          <table:table-cell table:style-name="ce5" table:number-columns-repeated="3"/>
          <table:table-cell table:style-name="ce7"/>
          <table:table-cell table:style-name="ce29"/>
          <table:table-cell table:style-name="ce32" office:value-type="string" calcext:value-type="string">
            <text:p>Não foi possível identificar necessidade de interoperabilidade pelo censo.</text:p>
            <text:p/>
            <text:p>Isto não aparenta ser um serviço prestado diretamente para o cidadão, mas está entre os serviços que tem como classe de usuário o cidadão.</text:p>
          </table:table-cell>
          <table:table-cell table:style-name="ce29" table:formula="of:=191574/12" office:value-type="float" office:value="15964.5" calcext:value-type="float">
            <text:p>15964,5</text:p>
          </table:table-cell>
          <table:table-cell table:style-name="ce29" table:number-columns-repeated="2"/>
          <table:table-cell table:number-columns-repeated="1013"/>
        </table:table-row>
        <table:table-row table:style-name="ro3">
          <table:table-cell table:style-name="ce9" office:value-type="string" calcext:value-type="string">
            <text:p>Representação</text:p>
          </table:table-cell>
          <table:table-cell table:style-name="ce9" office:value-type="string" calcext:value-type="string">
            <text:p>MinC</text:p>
          </table:table-cell>
          <table:table-cell table:style-name="ce5" table:number-columns-repeated="3"/>
          <table:table-cell table:style-name="ce7"/>
          <table:table-cell table:style-name="ce29"/>
          <table:table-cell table:style-name="ce37" office:value-type="string" calcext:value-type="string">
            <text:p>CPF(RF)</text:p>
            <text:p>RG(Estados)</text:p>
          </table:table-cell>
          <table:table-cell table:style-name="ce29" table:formula="of:=7/12" office:value-type="float" office:value="0.583333333333333" calcext:value-type="float">
            <text:p>0,583333333333333</text:p>
          </table:table-cell>
          <table:table-cell table:style-name="ce29" table:number-columns-repeated="2"/>
          <table:table-cell table:number-columns-repeated="1013"/>
        </table:table-row>
        <table:table-row table:style-name="ro1" table:number-rows-repeated="104854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tyle:font-face style:name="open sansregular" svg:font-family="'open sansregular', 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pt" number:country="BR">
      <number:text>R$ </number:text>
      <number:number number:decimal-places="0" loext:min-decimal-places="0" number:min-integer-digits="1" number:grouping="true"/>
      <number:text> </number:text>
    </number:number-style>
    <number:number-style style:name="N10107" number:language="pt" number:country="BR">
      <number:text>(R$ </number:text>
      <number:number number:decimal-places="0" loext:min-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style:text-properties fo:color="#ff0000"/>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loext:min-decimal-places="2" number:min-integer-digits="1" number:grouping="true"/>
      <number:text> </number:text>
    </number:number-style>
    <number:number-style style:name="N10109" number:language="pt" number:country="BR">
      <number:text>(R$ </number:text>
      <number:number number:decimal-places="2" loext:min-decimal-places="2" number:min-integer-digits="1" number:grouping="true"/>
      <number:text>)</number:text>
      <style:map style:condition="value()&gt;=0" style:apply-style-name="N10109P0"/>
    </number:number-style>
    <number:number-style style:name="N10110P0" style:volatile="true" number:language="pt" number:country="BR">
      <number:text>R$ </number:text>
      <number:number number:decimal-places="2" loext:min-decimal-places="2" number:min-integer-digits="1" number:grouping="true"/>
      <number:text> </number:text>
    </number:number-style>
    <number:number-style style:name="N10110" number:language="pt" number:country="BR">
      <style:text-properties fo:color="#ff0000"/>
      <number:text>(R$ </number:text>
      <number:number number:decimal-places="2" loext:min-decimal-places="2" number:min-integer-digits="1" number:grouping="true"/>
      <number:text>)</number:text>
      <style:map style:condition="value()&gt;=0" style:apply-style-name="N10110P0"/>
    </number:number-style>
    <number:date-style style:name="N10111" number:language="pt" number:country="BR">
      <number:day/>
      <number:text>/</number:text>
      <number:month/>
      <number:text>/</number:text>
      <number:year number:style="long"/>
    </number:date-style>
    <number:date-style style:name="N10112" number:language="pt" number:country="BR">
      <number:day/>
      <number:text>/</number:text>
      <number:month number:textual="true"/>
      <number:text>/</number:text>
      <number:year/>
    </number:date-style>
    <number:date-style style:name="N10113" number:language="pt" number:country="BR">
      <number:day/>
      <number:text>/</number:text>
      <number:month number:textual="true"/>
    </number:date-style>
    <number:date-style style:name="N10114" number:language="pt" number:country="BR">
      <number:month number:textual="true"/>
      <number:text>/</number:text>
      <number:year/>
    </number:date-style>
    <number:time-style style:name="N10115" number:language="pt" number:country="BR">
      <number:hours/>
      <number:text>:</number:text>
      <number:minutes number:style="long"/>
      <number:text> </number:text>
      <number:am-pm/>
    </number:time-style>
    <number:time-style style:name="N10116" number:language="pt" number:country="BR">
      <number:hours/>
      <number:text>:</number:text>
      <number:minutes number:style="long"/>
      <number:text>:</number:text>
      <number:seconds number:style="long"/>
      <number:text> </number:text>
      <number:am-pm/>
    </number:time-style>
    <number:date-style style:name="N10117" number:language="pt" number:country="BR">
      <number:day/>
      <number:text>/</number:text>
      <number:month/>
      <number:text>/</number:text>
      <number:year number:style="long"/>
      <number:text> </number:text>
      <number:hours number:style="long"/>
      <number:text>:</number:text>
      <number:minutes number:style="long"/>
    </number:date-style>
    <number:number-style style:name="N10118P0" style:volatile="true" number:language="pt" number:country="BR">
      <number:number number:decimal-places="0" loext:min-decimal-places="0" number:min-integer-digits="1" number:grouping="true"/>
      <number:text> </number:text>
    </number:number-style>
    <number:number-style style:name="N10118" number:language="pt" number:country="BR">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pt" number:country="BR">
      <number:number number:decimal-places="0" loext:min-decimal-places="0" number:min-integer-digits="1" number:grouping="true"/>
      <number:text> </number:text>
    </number:number-style>
    <number:number-style style:name="N10119" number:language="pt" number:country="BR">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0P0" style:volatile="true" number:language="pt" number:country="BR">
      <number:number number:decimal-places="2" loext:min-decimal-places="2" number:min-integer-digits="1" number:grouping="true"/>
      <number:text> </number:text>
    </number:number-style>
    <number:number-style style:name="N10120" number:language="pt" number:country="BR">
      <number:text>(</number:text>
      <number:number number:decimal-places="2" loext:min-decimal-places="2" number:min-integer-digits="1" number:grouping="true"/>
      <number:text>)</number:text>
      <style:map style:condition="value()&gt;=0" style:apply-style-name="N10120P0"/>
    </number:number-style>
    <number:number-style style:name="N10121P0" style:volatile="true" number:language="pt" number:country="BR">
      <number:number number:decimal-places="2" loext:min-decimal-places="2" number:min-integer-digits="1" number:grouping="true"/>
      <number:text> </number:text>
    </number:number-style>
    <number:number-style style:name="N10121" number:language="pt" number:country="BR">
      <style:text-properties fo:color="#ff0000"/>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2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2P2" style:volatile="true" number:language="pt" number:country="BR">
      <loext:text> </loext: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2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23P2" style:volatile="true" number:language="pt" number:country="BR">
      <loext:text> R$ </loext:text>
      <loext:fill-character> </loext:fill-character>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24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24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25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25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25" number:language="pt" number:country="BR">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planatory_20_Text" style:display-name="Excel Built-in Explanatory Text"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13mm" fo:margin-right="13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3">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TOP31" style:display-name="PageStyle_TOP3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9:44:24</meta:creation-date>
    <meta:initial-creator>Marcos Flores</meta:initial-creator>
    <dc:language>pt-BR</dc:language>
    <dc:date>2017-04-13T11:30:21</dc:date>
    <meta:editing-cycles>80</meta:editing-cycles>
    <meta:editing-duration>P2DT4H28M</meta:editing-duration>
    <meta:generator>LibreOffice/5.2.2.2$Linux_X86_64 LibreOffice_project/20m0$Build-2</meta:generator>
    <meta:document-statistic meta:table-count="1" meta:cell-count="195"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